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style:paragraph-properties fo:margin-left="0in" fo:margin-right="0in" fo:text-indent="0.0783in" style:auto-text-indent="false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3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1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34" style:family="paragraph" style:parent-style-name="Standard">
      <style:paragraph-properties fo:margin-left="0in" fo:margin-right="0in" fo:text-indent="0in" style:auto-text-indent="false"/>
    </style:style>
    <style:style style:name="P35" style:family="paragraph" style:parent-style-name="Standard">
      <style:paragraph-properties fo:break-before="auto" fo:break-after="auto"/>
    </style:style>
    <style:style style:name="P36" style:family="paragraph" style:parent-style-name="Heading_20_1" style:list-style-name="WWNum3"/>
    <style:style style:name="P3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18" style:family="text">
      <style:text-properties fo:font-variant="normal" fo:text-transform="none" fo:color="#000000" fo:font-size="12pt" style:font-size-asian="12pt" style:font-size-complex="12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bookmark text:name="_aczyuw2yex2w"/><text:span text:style-name="T1">Sistemas operativos en red</text:span><text:span text:style-name="T2"><text:line-break/></text:span><text:span text:style-name="T3">UD 03. Actividades Evaluables 03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Septiembre 2025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Standard"/>
      <text:p text:style-name="P10"><text:span text:style-name="T11"><text:s/>❕</text:span><text:span text:style-name="T12"> </text:span><text:span text:style-name="T10">Atención</text:span></text:p>
      <text:p text:style-name="Standard"><text:s/></text:p>
      <text:p text:style-name="P10"><text:span text:style-name="T9"><text:s/>💬</text:span> <text:span text:style-name="T10">Interesante</text:span></text:p>
      <text:p text:style-name="Standard"/>
      <text:p text:style-name="P10"><text:soft-page-break/><text:span text:style-name="T9"><text:s/>📕 </text:span><text:span text:style-name="T10">A entregar</text:span></text:p>
      <text:p text:style-name="P11"><text:span text:style-name="T13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dbh0n1vac4c8" text:style-name="Index_20_Link" text:visited-style-name="Index_20_Link"><text:span text:style-name="T17">1. Fecha de entrega<text:tab/>3</text:span></text:a></text:p>
          <text:p text:style-name="P13"><text:a xlink:type="simple" xlink:href="#_9maybllx2a09" text:style-name="Index_20_Link" text:visited-style-name="Index_20_Link"><text:span text:style-name="T17">2. Observaciones previas a la realización de tareas evaluables<text:tab/>3</text:span></text:a></text:p>
          <text:p text:style-name="P13"><text:a xlink:type="simple" xlink:href="#_4owcmsjlyn6b" text:style-name="Index_20_Link" text:visited-style-name="Index_20_Link"><text:span text:style-name="T17">3. Actividad 01<text:tab/>3</text:span></text:a></text:p>
        </text:index-body>
      </text:table-of-content>
      <text:p text:style-name="P12"/>
      <text:p text:style-name="P15"/>
      <text:p text:style-name="P16"><text:span text:style-name="T14">UD03. Actividades evaluables 03</text:span></text:p>
      <text:list xml:id="list3494868533" text:style-name="WWNum3">
        <text:list-item>
          <text:p text:style-name="P36"><text:bookmark text:name="_dbh0n1vac4c8"/>Fecha de entrega</text:p>
        </text:list-item>
      </text:list>
      <text:p text:style-name="Standard"><text:span text:style-name="T10">Fecha límite de entrega: </text:span><text:span text:style-name="T19">Jueves 2 de octubre a las 23:55.</text:span></text:p>
      <text:p text:style-name="Standard">La actividad será evaluada cuando haya pasado la fecha límite de la entrega.</text:p>
      <text:p text:style-name="P10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2455190181841" text:continue-numbering="true" text:style-name="WWNum3">
        <text:list-item>
          <text:p text:style-name="P36"><text:bookmark text:name="_9maybllx2a09"/>Observaciones previas a la realización de tareas evaluables</text:p>
        </text:list-item>
      </text:list>
      <text:list xml:id="list3123122701" text:style-name="WWNum1">
        <text:list-item>
          <text:p text:style-name="P21">Salvo excepciones que lo indique en cada actividad, deberás generar un único documento para todo el boletín y en ese documento incluir la respuesta a cada actividad.</text:p>
        </text:list-item>
      </text:list>
      <text:list xml:id="list3082858656" text:style-name="WWNum4">
        <text:list-item>
          <text:list>
            <text:list-item>
              <text:p text:style-name="P28">Si para la entrega se requiere entregar varios ficheros, entrégalos comprimido en un único fichero con extensión “.zip”.</text:p>
            </text:list-item>
          </text:list>
        </text:list-item>
      </text:list>
      <text:list xml:id="list12455531054958" text:continue-list="list3123122701" text:style-name="WWNum1">
        <text:list-item>
          <text:p text:style-name="P24">Cuando se entreguen documentos, estos deben tener una buena presentación. Aunque el documento a entregar sea pequeño, debe tener portada, índice, cabecera, pie de página (con número de página), además de ser coherente en estilo.</text:p>
          <text:list>
            <text:list-item>
              <text:p text:style-name="P29">El índice solo será necesario si el documento (sin contar portada) ocupa más de una página y tiene más de un apartado. </text:p>
            </text:list-item>
          </text:list>
        </text:list-item>
        <text:list-item>
          <text:p text:style-name="P27">Las actividades deben realizarse en la lengua indicada en cada actividad. La gramática y ortografía tenéis que intentar hacerla bien.</text:p>
        </text:list-item>
      </text:list>
      <text:p text:style-name="P10"><text:span text:style-name="T11"><text:s/>❕</text:span><text:span text:style-name="T12"> </text:span><text:span text:style-name="T10">Atención: </text:span>no cumplir estas consideraciones puede reducir la nota hasta 3 puntos.</text:p>
      <text:list xml:id="list12455999621789" text:continue-list="list12455190181841" text:style-name="WWNum3">
        <text:list-item>
          <text:p text:style-name="P36"><text:bookmark text:name="_4owcmsjlyn6b"/>Actividad 01</text:p>
        </text:list-item>
      </text:list>
      <text:p text:style-name="P34"><text:span text:style-name="T10">a) Realiza la creación de usuarios locales , grupos locales y <text:s/>permisos locales pertinentes para lograr la configuración deseada.</text:span></text:p>
      <text:p text:style-name="P34"><text:span text:style-name="T19">Usuarios y grupos:</text:span></text:p>
      <text:list xml:id="list1832075772" text:style-name="WWNum5">
        <text:list-item>
          <text:p text:style-name="P22">Jugadores que pertenecen al grupo ValenciaCF y SeleccionEspañola:</text:p>
          <text:list>
            <text:list-item>
              <text:p text:style-name="P30">Gayá</text:p>
            </text:list-item>
          </text:list>
        </text:list-item>
        <text:list-item>
          <text:p text:style-name="P25">Jugadores que pertenecen al grupo ValenciaCF pero no al grupo SeleccionEspañola:</text:p>
          <text:list>
            <text:list-item>
              <text:p text:style-name="P30">Almeida</text:p>
            </text:list-item>
            <text:list-item>
              <text:p text:style-name="P30"><text:soft-page-break/>Javi Guerra</text:p>
            </text:list-item>
            <text:list-item>
              <text:p text:style-name="P30">Diakhaby</text:p>
            </text:list-item>
          </text:list>
        </text:list-item>
        <text:list-item>
          <text:p text:style-name="P25">Entrenadores:</text:p>
          <text:list>
            <text:list-item>
              <text:p text:style-name="P30">Entrenador del ValenciaCF: Corberán</text:p>
            </text:list-item>
            <text:list-item>
              <text:p text:style-name="P30">Entrenador de la SeleccionEspañola: De la Fuente</text:p>
            </text:list-item>
          </text:list>
        </text:list-item>
        <text:list-item>
          <text:p text:style-name="P25">Dueño del ValenciaCF</text:p>
          <text:list>
            <text:list-item>
              <text:p text:style-name="P32">PeterLim</text:p>
            </text:list-item>
          </text:list>
        </text:list-item>
      </text:list>
      <text:p text:style-name="P34"><text:span text:style-name="T19">b) Realiza la configuración de permisos, de la forma más óptima posible (usando grupos cuando sea más óptimo que permisos individuales):</text:span></text:p>
      <text:list xml:id="list3819766092" text:style-name="WWNum2">
        <text:list-item>
          <text:p text:style-name="P23">Carpeta "estrategiaValenciaCF":</text:p>
          <text:list>
            <text:list-item>
              <text:p text:style-name="P31">El entrenador del ValenciaCF (Corberán) tendrá permisos de "Control Total".</text:p>
            </text:list-item>
            <text:list-item>
              <text:p text:style-name="P31">Los jugadores del ValenciaCF tendrán permisos de "Solo Lectura".</text:p>
            </text:list-item>
            <text:list-item>
              <text:p text:style-name="P31">El usuario PeterLim tendrá acceso con control total a todo lo del Valencia, excepto el acceso al fichero “SugerenciasEstrategias.txt” que estará denegado explicito.</text:p>
            </text:list-item>
            <text:list-item>
              <text:p text:style-name="P31">El archivo "SugerenciaEstrategias.txt" dentro de esta carpeta seguirá teniendo permisos de lectura los miembros de ValenciaCF, y control total el entrenador, pero tendrá denegado el acceso a PeterLim.</text:p>
            </text:list-item>
          </text:list>
        </text:list-item>
        <text:list-item>
          <text:p text:style-name="P26">Carpeta "estrategiaSeleccionEspañola":</text:p>
          <text:list>
            <text:list-item>
              <text:p text:style-name="P31">El entrenador de la SeleccionEspañola (De la Fuente) tendrá permisos de "Control Total".</text:p>
            </text:list-item>
            <text:list-item>
              <text:p text:style-name="P31">Los jugadores tendrán permisos de "Solo Lectura".</text:p>
            </text:list-item>
          </text:list>
        </text:list-item>
        <text:list-item>
          <text:p text:style-name="P26">Carpeta "ConvocatoriaSeleccion":</text:p>
          <text:list>
            <text:list-item>
              <text:p text:style-name="P31">En esta carpeta, el archivo de texto "convocatoria.txt" será de "Lectura" para todos los usuarios.</text:p>
            </text:list-item>
            <text:list-item>
              <text:p text:style-name="P33">El resto de los archivos en esta carpeta tendrán permisos de "Lectura" para los jugadores y control total para el entrenador. El resto de usuarios no podrán acceder.</text:p>
            </text:list-item>
          </text:list>
        </text:list-item>
      </text:list>
      <text:p text:style-name="P10"><text:span text:style-name="T9"><text:s/>📕 </text:span><text:span text:style-name="T10">A entregar: </text:span>documento con explicación del proceso, indicando en cada carpeta/fichero <text:s/>qué permiso se le ha dado a cada elemento y también indicando cuáles ha hereda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fo:font-size="12pt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Operativos en Red<text:tab/><text:tab/>Unidad 03. Actividades evaluables 03</text:span></text:p>
      </style:header>
      <style:footer>
        <text:p text:style-name="MP4"><text:span text:style-name="MT1">CFGM Sistemas Microinformáticos y Redes<text:tab/><text:tab/>Unidad 03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58" meta:word-count="608" meta:character-count="3816" meta:non-whitespace-character-count="3281"/>
    <meta:generator>LibreOfficeDev/6.0.5.2$Linux_X86_64 LibreOffice_project/</meta:generator>
  </office:meta>
</office:document-meta>
</file>